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note">
      <style:text-properties officeooo:rsid="001b2418" officeooo:paragraph-rsid="001b2418"/>
    </style:style>
    <style:style style:name="P2" style:family="paragraph" style:parent-style-name="Standard">
      <style:paragraph-properties fo:margin-top="0cm" fo:margin-bottom="0cm" style:contextual-spacing="false"/>
      <style:text-properties officeooo:rsid="001b2418" officeooo:paragraph-rsid="001b2418"/>
    </style:style>
    <style:style style:name="P3" style:family="paragraph" style:parent-style-name="Standard">
      <style:text-properties officeooo:rsid="001b2418" officeooo:paragraph-rsid="001b2418"/>
    </style:style>
    <style:style style:name="P4" style:family="paragraph" style:parent-style-name="Standard">
      <style:paragraph-properties fo:margin-top="0cm" fo:margin-bottom="0.4cm" style:contextual-spacing="false"/>
      <style:text-properties officeooo:rsid="001b2418" officeooo:paragraph-rsid="001e168b"/>
    </style:style>
    <style:style style:name="P5" style:family="paragraph" style:parent-style-name="Footnote">
      <style:text-properties officeooo:rsid="001e168b" officeooo:paragraph-rsid="001e168b"/>
    </style:style>
    <style:style style:name="P6" style:family="paragraph" style:parent-style-name="Standard">
      <style:text-properties officeooo:rsid="001abb89" officeooo:paragraph-rsid="001abb89"/>
    </style:style>
    <style:style style:name="P7" style:family="paragraph" style:parent-style-name="Standard">
      <style:text-properties officeooo:rsid="001abb89" officeooo:paragraph-rsid="001b2418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0pt" fo:font-style="italic" officeooo:rsid="001b2418" officeooo:paragraph-rsid="001b2418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0pt" fo:font-style="italic" officeooo:paragraph-rsid="001b2418" style:font-size-asian="10pt" style:font-style-asian="italic" style:font-size-complex="10pt" style:font-style-complex="italic"/>
    </style:style>
    <style:style style:name="P10" style:family="paragraph" style:parent-style-name="Footnote">
      <style:text-properties officeooo:rsid="001fd08e" officeooo:paragraph-rsid="001fd08e"/>
    </style:style>
    <style:style style:name="P11" style:family="paragraph" style:parent-style-name="Standard">
      <style:text-properties officeooo:rsid="001fd08e" officeooo:paragraph-rsid="001fd08e"/>
    </style:style>
    <style:style style:name="P12" style:family="paragraph" style:parent-style-name="Standard" style:list-style-name="L1">
      <style:paragraph-properties fo:margin-top="0cm" fo:margin-bottom="0cm" style:contextual-spacing="false" fo:line-height="100%"/>
      <style:text-properties fo:font-size="10pt" fo:font-style="italic" officeooo:rsid="001b2418" officeooo:paragraph-rsid="001b2418" style:font-size-asian="10pt" style:font-style-asian="italic" style:font-size-complex="10pt" style:font-style-complex="italic"/>
    </style:style>
    <style:style style:name="P13" style:family="paragraph" style:parent-style-name="Standard" style:list-style-name="L1">
      <style:paragraph-properties fo:margin-top="0cm" fo:margin-bottom="0.499cm" style:contextual-spacing="false" fo:line-height="100%"/>
      <style:text-properties fo:font-size="10pt" fo:font-style="italic" officeooo:rsid="001b2418" officeooo:paragraph-rsid="001b2418" style:font-size-asian="10pt" style:font-style-asian="italic" style:font-size-complex="10pt" style:font-style-complex="italic"/>
    </style:style>
    <style:style style:name="P14" style:family="paragraph" style:parent-style-name="Standard" style:list-style-name="L2">
      <style:paragraph-properties fo:margin-top="0cm" fo:margin-bottom="0cm" style:contextual-spacing="false"/>
      <style:text-properties officeooo:rsid="001b2418" officeooo:paragraph-rsid="001b2418"/>
    </style:style>
    <style:style style:name="P15" style:family="paragraph" style:parent-style-name="Standard" style:list-style-name="L2">
      <style:paragraph-properties fo:margin-top="0cm" fo:margin-bottom="0.499cm" style:contextual-spacing="false"/>
      <style:text-properties officeooo:rsid="001b2418" officeooo:paragraph-rsid="001b2418"/>
    </style:style>
    <style:style style:name="P16" style:family="paragraph" style:parent-style-name="Standard" style:list-style-name="L3">
      <style:paragraph-properties fo:margin-top="0cm" fo:margin-bottom="0cm" style:contextual-spacing="false"/>
      <style:text-properties style:text-position="0% 100%" style:font-name="Calibri" officeooo:rsid="001fd08e" officeooo:paragraph-rsid="001fd08e"/>
    </style:style>
    <style:style style:name="P17" style:family="paragraph" style:parent-style-name="Standard" style:list-style-name="L3">
      <style:paragraph-properties fo:margin-left="1.3cm" fo:margin-top="0cm" fo:margin-bottom="0.4cm" style:contextual-spacing="false"/>
      <style:text-properties style:text-position="0% 100%" style:font-name="Calibri" officeooo:rsid="001fd08e" officeooo:paragraph-rsid="001fd08e"/>
    </style:style>
    <style:style style:name="P18" style:family="paragraph" style:parent-style-name="Standard">
      <style:text-properties officeooo:rsid="001e168b"/>
    </style:style>
    <style:style style:name="P19" style:family="paragraph" style:parent-style-name="Standard">
      <style:text-properties officeooo:rsid="001abb89" officeooo:paragraph-rsid="001abb89"/>
    </style:style>
    <style:style style:name="P20" style:family="paragraph" style:parent-style-name="Standard">
      <style:text-properties officeooo:rsid="0021d78b" officeooo:paragraph-rsid="0021d78b"/>
    </style:style>
    <style:style style:name="T1" style:family="text">
      <style:text-properties officeooo:rsid="001b2418"/>
    </style:style>
    <style:style style:name="T2" style:family="text">
      <style:text-properties officeooo:rsid="001fd08e"/>
    </style:style>
    <style:style style:name="T3" style:family="text">
      <style:text-properties officeooo:rsid="0021d7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rowGame</text:h>
      <text:p text:style-name="P6">Az ArrowGame egy, az Asteroids nevű játékra nagyon hasonlító <text:span text:style-name="T2">2+player</text:span> PvP (Player versus Player) Top-down nézőpontú lövöldözős játék.</text:p>
      <text:h text:style-name="Heading_20_2" text:outline-level="2">Indítás </text:h>
      <text:p text:style-name="Text_20_body">„[…@…<text:span text:style-name="T2">] .../...$ ./build/ArrowGame</text:span>”</text:p>
      <text:p text:style-name="P7">A program betöltéskor a „Config/graphics.cfg” nevezetű fájlt megkeresi, és az abban tartalmazottt információk alapján létrehozza az ablakot és a render kontextust.</text:p>
      <text:p text:style-name="P9"><text:span text:style-name="T1">Graphics.cfg t</text:span>artalma: [Szélesség <text:span text:style-name="T1">(int)</text:span>] [Magasság <text:span text:style-name="T1">(int)</text:span>] [Scaling (float)] [Fullscreen (0/1)]</text:p>
      <text:p text:style-name="P7">Amennyiben a fájl hiányzik, a program generál egy „alapértelmezett” fájlt, esetlegesen gép-specifikus adatokkal.</text:p>
      <text:p text:style-name="P3">A játékos textúra betöltése is itt történik meg, ezt a program az „Assets/Arrow.png” fájlból tölti be. Ennek hiányában a program hibakóddal kilép.</text:p>
      <text:h text:style-name="Heading_20_2" text:outline-level="2">Menü</text:h>
      <text:p text:style-name="P6">Ezek után a program betölti a főmenüt, és átadja a kezelést a főmenü loop-jának.</text:p>
      <text:p text:style-name="P6">Menü irányítás: fel, le, Enter, Escape, Csúszka állítás: balra, jobbra, <text:span text:style-name="T1">illetve az ezeknek a gomboknak megfelelő bemeneti konfigurációk (később részletezem)</text:span></text:p>
      <text:p text:style-name="P6">A főmenüben a játék neve („ArrowGame”) és 4 választási lehetőség található.(továbbiakban gombok, menüpontok) Az első menüpont („Random Game”) választásával a játék generál magának egy konfigurációt, majd egyből beledob az akcióba.</text:p>
      <text:p text:style-name="P6">A játékgenerálást egy úgynevezett random.gcgf fájl szabályozza, a program ezt is a Config mappában keresi, hiányát beépített alapértelmezésekből készült fájllal pótolja. A fájl egyes sora tartalmazza az éppen hozzá tartozó beállítás értékét, ha az egy értéket tartalmaz, amennyiben viszont kettőt, akkor az a random szám generátor alsó és felső határaként lesz értelmezve.</text:p>
      <text:p text:style-name="P6">A „Custom Game” menüpont <text:span text:style-name="T1">két al-menüt </text:span><text:span text:style-name="T2">(Environment, Weapon)</text:span><text:span text:style-name="T1"> tartalmaz, melyekben </text:span>különféle csúszkák segítségével <text:span text:style-name="T2">szabható személyre a játékélmény</text:span>. <text:span text:style-name="T2">A csúszkák sorrendje megegyezik a .gcfg kiterjesztésű fájlban található információk sorrendjével.</text:span> Az itt található alapértelmezések <text:span text:style-name="T1">a custom.gcfg fájlból kerülnek beolvasásra.</text:span></text:p>
      <text:p text:style-name="P8">*.gcfg fájl tartalma (separator: enter): </text:p>
      <text:list text:style-name="L1">
        <text:list-item>
          <text:p text:style-name="P12">[Játékosok száma (int)]</text:p>
        </text:list-item>
        <text:list-item>
          <text:p text:style-name="P12">[Játékosok gyorsulása (min – max<text:note text:id="ftn1" text:note-class="footnote"><text:note-citation>1</text:note-citation><text:note-body><text:p text:style-name="P1">Min és max típusa megegyezik az egyváltozós típussal</text:p></text:note-body></text:note>, vagy float)]</text:p>
        </text:list-item>
        <text:list-item>
          <text:p text:style-name="P12">[Játékosok fordulási gyorsulása (min – max, vagy float)]</text:p>
        </text:list-item>
        <text:list-item>
          <text:p text:style-name="P12">[Játéktér súrlódása (min – max, vagy float)]</text:p>
        </text:list-item>
        <text:list-item>
          <text:p text:style-name="P12">[Játékosok életpontjai (min - max, vagy float)]</text:p>
        </text:list-item>
        <text:list-item>
          <text:p text:style-name="P12">[Fegyver típusa (min - max, vagy uint)]</text:p>
        </text:list-item>
        <text:list-item>
          <text:p text:style-name="P12"><text:soft-page-break/>[Fegyver sebzése (min - max, vagy float)]</text:p>
        </text:list-item>
        <text:list-item>
          <text:p text:style-name="P12">[Lőszer sebessége (min - max, vagy float)]</text:p>
        </text:list-item>
        <text:list-item>
          <text:p text:style-name="P12">[Lőszer-visszatöltődés ideje (min – max, vagy float)]</text:p>
        </text:list-item>
        <text:list-item>
          <text:p text:style-name="P13">[Tár mérete (min – max, vagy float)]</text:p>
        </text:list-item>
      </text:list>
      <text:p text:style-name="P6">Az „Options” menüpont <text:span text:style-name="T2">4 almenüt tartalmaz: „Graphics”, „Controls”, „Random game settings”, „Custom game settings”. </text:span></text:p>
      <text:p text:style-name="P11">A „Graphics” almenüben 4 slider (Width, Height, Scaling<text:note text:id="ftn2" text:note-class="footnote"><text:note-citation>2</text:note-citation><text:note-body><text:p text:style-name="P10">A felbontás hány százaléka valójában a render context felbontása</text:p></text:note-body></text:note>, Fullscreen) és 2 gomb (Apply, Back) található.</text:p>
      <text:p text:style-name="P11">A „Controls” almenüben először a játékos sorszámát kell kiválasztani, és ekkor eegy következő menübe lép, ahol kiválaszhatjuk a bemenet típusát, illetve az egyes inputok által figyelt gombot, joystick-tengelyt, vagy billentyűt.</text:p>
      <text:p text:style-name="P11">A „Random game settings”-ben a gcfg által definiált alsó és felső határok szűkíthetők (egyesével a maximum és minimum értékek)</text:p>
      <text:p text:style-name="P6">A „Quit” menüpont választására a játék nemes egyszerűséggel kérdés nélkül kilép.</text:p>
      <text:h text:style-name="Heading_20_2" text:outline-level="2">Játék</text:h>
      <text:p text:style-name="P6">Amennyiben elkészült a játék konfigurációja, elkezdődik a játék inicializációja. Betöltődik az input konfiguráció, létrejönnek a játékosok által irányítható „karakterek”(Továbbiakban háromszögek), stb. A háromszögek pozíciója kezdéskor minden esetben random.</text:p>
      <text:p text:style-name="P20">Ezek után a játék elkezdi frissíteni és kirajzolni magát.</text:p>
      <text:p text:style-name="P20">A játék egy fekete háttéren zajlik, semmilyen akadály, fal nem található a pályán, leszámítva a képernyő széleit, meg magukat a játékosokat.</text:p>
      <text:h text:style-name="Heading_20_3" text:outline-level="3">Input config</text:h>
      <text:p text:style-name="P6">Az inputok egy player[sorszám] (szögletes zárójel nélkül) nevű, .icfg kiterjesztésű fájlból kerülnek beolvasásra, <text:span text:style-name="T1">a Config mappából</text:span>. A fájl minden sorában 2, szóközzel elválasztott szám található, ezek közül az első a bemenet típusát (keyboard, controller button, controller axis <text:span text:style-name="T1">(positive), controller axis (negative)</text:span>), a második a megfelelő enumbeli (SDL_Scancode, SDL_GameControllerButon, SDL_GameControllerAxis) értéket.<text:note text:id="ftn3" text:note-class="footnote"><text:note-citation>3</text:note-citation><text:note-body><text:p text:style-name="P10">Igen, a játék támogat kontrollereket</text:p></text:note-body></text:note></text:p>
      <text:p text:style-name="P2">Az inputok sorrendje<text:note text:id="ftn4" text:note-class="footnote"><text:note-citation>4</text:note-citation><text:note-body><text:p text:style-name="P1">Így kerülnek beolvasásra</text:p></text:note-body></text:note>, illetve célja:</text:p>
      <text:list text:style-name="L2">
        <text:list-item>
          <text:p text:style-name="P14">Előre / Gáz / Fel – A háromszög gyorsít</text:p>
        </text:list-item>
        <text:list-item>
          <text:p text:style-name="P14">Hátra / Fék / Le – A háromszög lassít</text:p>
        </text:list-item>
        <text:list-item>
          <text:p text:style-name="P14">Balra – A háromszög balra forogni kezd</text:p>
        </text:list-item>
        <text:list-item>
          <text:p text:style-name="P14">Jobbra – A háromszög jobbra forogni kezd</text:p>
        </text:list-item>
        <text:list-item>
          <text:p text:style-name="P14">Lövés / OK – A háromszög lő, ha a tár nem üres</text:p>
        </text:list-item>
        <text:list-item>
          <text:p text:style-name="P14">„Boost” – Nincs semmi hatása</text:p>
        </text:list-item>
        <text:list-item>
          <text:p text:style-name="P15"><text:soft-page-break/>Pause / Back – Megállítja a játékot</text:p>
        </text:list-item>
      </text:list>
      <text:p text:style-name="P4">A fájl hiányában a játék a Config/default.icfg fájlt tölti be, <text:span text:style-name="T2">ha ez is hiányzik, elkészíti</text:span> .</text:p>
      <text:p text:style-name="P18"/>
      <text:h text:style-name="Heading_20_3" text:outline-level="3">Háromszög-fizika</text:h>
      <text:p text:style-name="Standard">A háromszögek a játék fizikája szerint körök (r = 3,75px<text:note text:id="ftn5" text:note-class="footnote"><text:note-citation>5</text:note-citation><text:note-body><text:p text:style-name="P5">1 px = 1 cm</text:p></text:note-body></text:note>). Akármilyen irányban haladnak, hat rájuk egy súrlódási erő <text:span text:style-name="T2">(viszonylag kicsi)</text:span>, mely input hiányában folyamatosan lassítja a háromszöget. Két háromszög ütközése úgy történik, mint 2 10Ft-os esetében a valóságban, (nincs energia veszteség, talán ez az egy más) (nem tudom ez melyik fajta ütközés a fizikában, nem vagyok fizikus *még*)<text:span text:style-name="T3">(Nem okoz sérülést)</text:span>.</text:p>
      <text:p text:style-name="Standard">A háromszögek a pálya széléről is visszapattannak, ekkor sincs energia veszteség (tehát például lehet stratégia gyors irányváltás eléréséhez a falnak menni). </text:p>
      <text:p text:style-name="Standard">A háromszögekre a lövedékek is hatással vannak, minden lövés a lövedék irányával ellentétes irányú, a golyó sebességével és súlyával arányos ellen-erővel hat a háromszögre. (golyó súlya: Háromszög súlyának (egység) ezred-része)</text:p>
      <text:p text:style-name="Standard">Ezenfelül minden találat erővel hat a háromszögre, hasonlóan a lövésnél, annyi különbséggel, hogy az erő iránya megegyezik a golyó haladási irányával.</text:p>
      <text:p text:style-name="Standard">A háromszög irányításakor a háromszög gyorsulás-vektorát befolyásoljuk. (frame-enként különbözik, pillanatnyi, kizárólag inputtól függ).</text:p>
      <text:h text:style-name="Heading_20_3" text:outline-level="3">Lövedék-fizika</text:h>
      <text:p text:style-name="Standard">A lövedékek<text:span text:style-name="T2">re a pálya súrlódása nem hat. Háromféle lövedék-típus van a játékban: átlagos, lézer és hőkövető. Az átlagos lövedékre nem hat semmilyen extra erő, a lézer egy egyenest vizsgál, és ha talál sebez, a hőkövető golyóra pedig folyamatosan hat egy erő, ami húzza az ellenfél felé. </text:span></text:p>
      <text:p text:style-name="Standard">Játék közben a Pause gomb megnyomására megjelenik a Pause menü, ami 3 menüpontot tartalmaz: „Continue”, „Restart”<text:note text:id="ftn6" text:note-class="footnote"><text:note-citation>6</text:note-citation><text:note-body><text:p text:style-name="P10">A játék nem jegyzi meg a kezdőállást, helyette ugyanolyan alapbeállításokkal indít egy új játékot.</text:p></text:note-body></text:note>, „Quit to Menu” (szerintem a nevük nagyon jól elmondja, hogy mit csinálnak). </text:p>
      <text:p text:style-name="P20">Particle-k</text:p>
      <text:p text:style-name="P20">A particle-k (részecskék) szerves részét képezik a játéknak. Ezek kis, egypixeles színes pöttyök, amik bizonyos események hatására jönnek létre.</text:p>
      <text:p text:style-name="P20">Háromszögek gyorsításakor a háromszögek hátuljából „jönnek ki”, azt a hatást keltve, hogy a háromszög emiatt gyorsul</text:p>
      <text:p text:style-name="P20">Ütközéskor az ütköző játékosok színeiben repülnek mindenhová.</text:p>
      <text:p text:style-name="P20"><text:soft-page-break/>Lövedék találatkor az eltalált játékos színeiben repülnek, azt a hatást keltve, hogy a háromszögből egy darab leszakadt.</text:p>
      <text:h text:style-name="Heading_20_3" text:outline-level="3">Win condition</text:h>
      <text:p text:style-name="Standard">A játékot a játékosok addig játsszák, ameddig vagy meg nem unják, vagy már csak egy játékos maradt életben. Győzelem esetén egy menüben a játék kiírja a győztes játékos sorszámát (pl.: „Player 1 wins!”), illetve 2 lehetőséget: „New game”, és „Quit to Menu”. A játék az egyes játékosok győzelmének számát nem követi.</text:p>
      <text:h text:style-name="Heading_20_2" text:outline-level="2">Building</text:h>
      <text:list text:style-name="L3">
        <text:list-item>
          <text:p text:style-name="P16">Build mappa létrehozása (ha még nincs)</text:p>
        </text:list-item>
        <text:list-item>
          <text:p text:style-name="P16">cd Build</text:p>
        </text:list-item>
        <text:list-item>
          <text:p text:style-name="P16">cmake ..</text:p>
        </text:list-item>
        <text:list-item>
          <text:p text:style-name="P16">make</text:p>
        </text:list-item>
        <text:list-item>
          <text:p text:style-name="P17">Kész.</text:p>
        </text:list-item>
      </text:list>
      <text:p text:style-name="Standard">Esetlegessen szükség lehet a projekt root mappájában levő CmakeLists.txt fájl szerkesztésére, ugyanis Debian és Arch alapú disztribúciók között megeshet, hogy az SDL include-olása más és más módon van megoldva. Emellett a játék nem windows-ra lett írva, ettől függetlenül igyekszem majd időt szánni a cross-platformosításra is, de ez nem a NHF rész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hu" fo:country="H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hu" fo:country="H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style:contextual-spacing="false"/>
      <style:text-properties fo:font-size="26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7:15:42.858671158</meta:creation-date>
    <dc:date>2023-10-28T11:47:07.205809544</dc:date>
    <meta:editing-duration>P1DT16H56M43S</meta:editing-duration>
    <meta:editing-cycles>6</meta:editing-cycles>
    <meta:generator>LibreOffice/7.6.2.1$Linux_X86_64 LibreOffice_project/60$Build-1</meta:generator>
    <meta:document-statistic meta:table-count="0" meta:image-count="0" meta:object-count="0" meta:page-count="4" meta:paragraph-count="74" meta:word-count="1044" meta:character-count="7377" meta:non-whitespace-character-count="6411"/>
  </office:meta>
</office:document-meta>
</file>